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egoryNode.getNodeBy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tegoryNode.setCategory( String categoryName , Map nod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tegoryNode.invoke( Environment env , Invok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tegoryNode.invokeByName( String name , Environment env , Invok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